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8758" officeooo:paragraph-rsid="00078758"/>
    </style:style>
    <style:style style:name="P2" style:family="paragraph" style:parent-style-name="Standard" style:list-style-name="L1">
      <style:text-properties officeooo:rsid="00078758" officeooo:paragraph-rsid="0007875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8758" officeooo:paragraph-rsid="0007875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78758" officeooo:paragraph-rsid="00078758" style:font-weight-asian="bold" style:font-weight-complex="bold"/>
    </style:style>
    <style:style style:name="P5" style:family="paragraph" style:parent-style-name="Standard">
      <style:text-properties fo:font-weight="bold" officeooo:rsid="00078758" officeooo:paragraph-rsid="00078758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a 2</text:p>
      <text:p text:style-name="P3"/>
      <text:p text:style-name="P4">7:40</text:p>
      <text:list xml:id="list5664761516863318661" text:style-name="L1">
        <text:list-item>
          <text:p text:style-name="P2">Crear una bd de prueba</text:p>
        </text:list-item>
      </text:list>
      <text:p text:style-name="P4">7:50</text:p>
      <text:list xml:id="list223858261743602" text:continue-numbering="true" text:style-name="L1">
        <text:list-item>
          <text:p text:style-name="P2">Probar transacciones con commit</text:p>
        </text:list-item>
        <text:list-item>
          <text:p text:style-name="P2">Probar transacciones con rollback</text:p>
        </text:list-item>
        <text:list-item>
          <text:p text:style-name="P2">Probar transacciones con savepoint</text:p>
        </text:list-item>
      </text:list>
      <text:p text:style-name="P4">8:15</text:p>
      <text:list xml:id="list223857316538812" text:continue-numbering="true" text:style-name="L1">
        <text:list-item>
          <text:p text:style-name="P2">Crear un procedimiento almacenado sin transacciones (- Calificar TP2 Ejecutar taque)</text:p>
        </text:list-item>
      </text:list>
      <text:p text:style-name="P4">8:30</text:p>
      <text:list xml:id="list223857019570104" text:continue-numbering="true" text:style-name="L1">
        <text:list-item>
          <text:p text:style-name="P2">Crear procedimiento almacenado con transacciones (- Calificar Ejecutar ataque)</text:p>
        </text:list-item>
      </text:list>
      <text:p text:style-name="P4">8:45</text:p>
      <text:list xml:id="list223857898898260" text:continue-numbering="true" text:style-name="L1">
        <text:list-item>
          <text:p text:style-name="P2">Restaurar con <text:s/>backup</text:p>
        </text:list-item>
      </text:list>
      <text:p text:style-name="P4">9:00</text:p>
      <text:list xml:id="list223858102795654" text:continue-numbering="true" text:style-name="L1">
        <text:list-item>
          <text:p text:style-name="P2">Restaurar con bitácora</text:p>
        </text:list-item>
      </text:list>
      <text:p text:style-name="P5">9:20</text:p>
      <text:p text:style-name="P1">- Comentar como funciona la bitácora en las bds seleccionadas</text:p>
      <text:p text:style-name="P5">9:30</text:p>
      <text:p text:style-name="P1">- Revisar las estructuras de campos que tendrán para su bd final</text:p>
      <text:p text:style-name="P1">- Mostrar dataset de fb o twitter / MusixMatch</text:p>
      <text:p text:style-name="P1">- Mostrar dataset medicina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22:25:39.269673988</meta:creation-date>
    <dc:date>2018-08-11T22:38:56.817326038</dc:date>
    <meta:editing-duration>PT2M47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1" meta:word-count="96" meta:character-count="580" meta:non-whitespace-character-count="512"/>
  </office:meta>
</office:document-meta>
</file>